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707" officeooo:paragraph-rsid="0013b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smaka</text:p>
      <text:p text:style-name="P1"/>
      <text:p text:style-name="P1">He was a strong and smart warrior. <text:s/>He was killed in battle by Bomanarakasura, as narrated in the lakon /Bromoasuruhan/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1:03:12.958709773</meta:creation-date>
    <dc:date>2017-05-25T11:08:42.785700341</dc:date>
    <meta:editing-duration>PT5M29S</meta:editing-duration>
    <meta:editing-cycles>1</meta:editing-cycles>
    <meta:document-statistic meta:table-count="0" meta:image-count="0" meta:object-count="0" meta:page-count="1" meta:paragraph-count="2" meta:word-count="21" meta:character-count="127" meta:non-whitespace-character-count="107"/>
    <meta:generator>LibreOffice/5.1.6.2$Linux_X86_64 LibreOffice_project/10m0$Build-2</meta:generator>
  </office:meta>
</office:document-meta>
</file>